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98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6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ragwrap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ragwrap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ragwrap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ragwrap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light_b_good, itm_isen_uruk_med_a, itm_isen_uruk_med_b,itm_evil_gauntlets_a,itm_uruk_ragwrap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light_b_good, itm_isen_uruk_med_a, itm_isen_uruk_med_b,itm_evil_gauntlets_a,itm_uruk_ragwrap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med_b_good, itm_isen_uruk_heavy_a_bad, itm_isen_uruk_heavy_b, itm_evil_gauntlets_b,itm_uruk_chain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med_b_good, itm_isen_uruk_heavy_a_bad, itm_isen_uruk_heavy_b, itm_evil_gauntlets_b,itm_uruk_chain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 style:data-style-name="N2" text:time-value="19:30:55.3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10-07T19:39:09.350000000</dc:date>
    <meta:editing-cycles>518</meta:editing-cycles>
    <meta:editing-duration>P6DT2H11M49S</meta:editing-duration>
    <dc:creator>Jöran Balks</dc:creator>
    <meta:document-statistic meta:table-count="2" meta:cell-count="7112" meta:object-count="0"/>
  </office:meta>
</office:document-meta>
</file>